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f0041" draw:fill-color="#f7d1d5" draw:textarea-horizontal-align="justify" draw:textarea-vertical-align="middle" draw:auto-grow-height="false" fo:min-height="2.8cm" fo:min-width="4.5cm"/>
      <style:paragraph-properties style:writing-mode="lr-tb"/>
    </style:style>
    <style:style style:name="gr2" style:family="graphic" style:parent-style-name="standard">
      <style:graphic-properties draw:fill-color="#dde8cb" draw:textarea-horizontal-align="justify" draw:textarea-vertical-align="top" draw:auto-grow-height="false" fo:min-height="1.164cm" fo:min-width="3.036cm"/>
      <style:paragraph-properties style:writing-mode="lr-tb"/>
    </style:style>
    <style:style style:name="gr3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4" style:family="graphic" style:parent-style-name="standard">
      <style:graphic-properties draw:fill-color="#f7d1d5" draw:textarea-horizontal-align="justify" draw:textarea-vertical-align="top" draw:auto-grow-height="false" fo:min-height="9.226cm" fo:min-width="4.45cm" fo:padding-top="0cm"/>
      <style:paragraph-properties style:writing-mode="lr-tb"/>
    </style:style>
    <style:style style:name="gr5" style:family="graphic" style:parent-style-name="standard">
      <style:graphic-properties draw:fill-color="#ffd7d7" draw:textarea-horizontal-align="justify" draw:textarea-vertical-align="top" draw:auto-grow-height="false" fo:min-height="0.812cm" fo:min-width="2.33cm"/>
      <style:paragraph-properties style:writing-mode="lr-tb"/>
    </style:style>
    <style:style style:name="gr6" style:family="graphic" style:parent-style-name="standard">
      <style:graphic-properties draw:fill-color="#dde8cb" draw:textarea-horizontal-align="justify" draw:textarea-vertical-align="top" draw:auto-grow-height="false" fo:min-height="13.186cm" fo:min-width="4.45cm"/>
      <style:paragraph-properties style:writing-mode="lr-tb"/>
    </style:style>
    <style:style style:name="gr7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11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12" style:family="graphic" style:parent-style-name="objectwithoutfill">
      <style:graphic-properties draw:marker-end="Estremità_20_linea_20_8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Estremità_20_linea_20_9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Estremità_20_linea_20_10" draw:marker-end-width="0.3cm" draw:fill="none" draw:textarea-vertical-align="middle"/>
    </style:style>
    <style:style style:name="gr15" style:family="graphic" style:parent-style-name="objectwithoutfill">
      <style:graphic-properties draw:marker-end="Estremità_20_linea_20_11" draw:marker-end-width="0.3cm" draw:fill="none" draw:textarea-vertical-align="middle"/>
    </style:style>
    <style:style style:name="gr16" style:family="graphic" style:parent-style-name="objectwithoutfill">
      <style:graphic-properties draw:marker-end="Estremità_20_linea_20_12" draw:marker-end-width="0.3cm" draw:fill="none" draw:textarea-vertical-align="middle"/>
    </style:style>
    <style:style style:name="gr17" style:family="graphic" style:parent-style-name="objectwithoutfill">
      <style:graphic-properties draw:marker-end="Estremità_20_linea_20_14" draw:marker-end-width="0.3cm" draw:fill="none" draw:textarea-vertical-align="middle"/>
    </style:style>
    <style:style style:name="gr18" style:family="graphic" style:parent-style-name="standard">
      <style:graphic-properties draw:fill-color="#f6f9d4" draw:textarea-horizontal-align="justify" draw:textarea-vertical-align="top" draw:auto-grow-height="false" fo:min-height="0.812cm" fo:min-width="2.33cm"/>
      <style:paragraph-properties style:writing-mode="lr-tb"/>
    </style:style>
    <style:style style:name="gr19" style:family="graphic" style:parent-style-name="standard">
      <style:graphic-properties draw:fill-color="#f6f9d4" draw:textarea-horizontal-align="justify" draw:textarea-vertical-align="top" draw:auto-grow-height="false" fo:min-height="0.812cm" fo:min-width="3.036cm"/>
      <style:paragraph-properties style:writing-mode="lr-tb"/>
    </style:style>
    <style:style style:name="gr20" style:family="graphic" style:parent-style-name="standard">
      <style:graphic-properties draw:fill-color="#f6f9d4" draw:textarea-horizontal-align="justify" draw:textarea-vertical-align="top" draw:auto-grow-height="false" fo:min-height="0.812cm" fo:min-width="2.86cm"/>
      <style:paragraph-properties style:writing-mode="lr-tb"/>
    </style:style>
    <style:style style:name="gr21" style:family="graphic" style:parent-style-name="objectwithoutfill">
      <style:graphic-properties draw:marker-end="Estremità_20_linea_20_15" draw:marker-end-width="0.3cm" draw:fill="none" draw:textarea-vertical-align="middle"/>
    </style:style>
    <style:style style:name="gr22" style:family="graphic" style:parent-style-name="objectwithoutfill">
      <style:graphic-properties draw:marker-end="Estremità_20_linea_20_16" draw:marker-end-width="0.3cm" draw:fill="none" draw:textarea-vertical-align="middle"/>
    </style:style>
    <style:style style:name="gr23" style:family="graphic" style:parent-style-name="objectwithoutfill">
      <style:graphic-properties draw:marker-end="Estremità_20_linea_20_17" draw:marker-end-width="0.3cm" draw:fill="none" draw:textarea-vertical-align="middle"/>
    </style:style>
    <style:style style:name="gr24" style:family="graphic" style:parent-style-name="objectwithoutfill">
      <style:graphic-properties draw:marker-end="Estremità_20_linea_20_18" draw:marker-end-width="0.3cm" draw:fill="none" draw:textarea-vertical-align="middle"/>
    </style:style>
    <style:style style:name="gr25" style:family="graphic" style:parent-style-name="objectwithoutfill">
      <style:graphic-properties draw:marker-end="Estremità_20_linea_20_19" draw:marker-end-width="0.3cm" draw:fill="none" draw:textarea-vertical-align="middle"/>
    </style:style>
    <style:style style:name="gr26" style:family="graphic" style:parent-style-name="objectwithoutfill">
      <style:graphic-properties draw:marker-end="Estremità_20_linea_20_20" draw:marker-end-width="0.3cm" draw:fill="none" draw:textarea-vertical-align="middle"/>
    </style:style>
    <style:style style:name="gr27" style:family="graphic" style:parent-style-name="objectwithoutfill">
      <style:graphic-properties draw:marker-end="Estremità_20_linea_20_21" draw:marker-end-width="0.3cm" draw:fill="none" draw:textarea-vertical-align="middle"/>
    </style:style>
    <style:style style:name="gr28" style:family="graphic" style:parent-style-name="objectwithoutfill">
      <style:graphic-properties draw:marker-end="Estremità_20_linea_20_22" draw:marker-end-width="0.3cm" draw:fill="none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f7d1d5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-color="#dde8cb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7d1d5"/>
      <style:paragraph-properties fo:text-align="center"/>
      <style:text-properties fo:font-size="14pt"/>
    </style:style>
    <style:style style:name="P7" style:family="paragraph">
      <loext:graphic-properties draw:fill-color="#ffd7d7"/>
      <style:paragraph-properties fo:text-align="center"/>
      <style:text-properties fo:font-size="10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0pt"/>
    </style:style>
    <style:style style:name="P11" style:family="paragraph">
      <loext:graphic-properties draw:fill-color="#f6f9d4"/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5cm" svg:height="3.05cm" svg:x="8cm" svg:y="3.95cm">
          <text:p text:style-name="P1">doReload():</text:p>
          <text:p text:style-name="P1">load ZEROES</text:p>
          <text:p text:style-name="P1">load TST</text:p>
          <text:p text:style-name="P1">load VALUES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cm" svg:height="2cm" svg:x="8cm" svg:y="1.5cm">
          <text:p text:style-name="P3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5cm" svg:height="2cm" svg:x="13.9cm" svg:y="4.05cm">
          <text:p text:style-name="P3">STAR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3cm" svg:y1="2.5cm" svg:x2="16.4cm" svg:y2="4.05cm" draw:start-shape="id1" draw:start-glue-point="10" draw:end-shape="id2" draw:end-glue-point="4" svg:d="M13000 2500c2267 0 3400 516 3400 1550" svg:viewBox="0 0 3401 1551">
          <text:p/>
        </draw:connector>
        <draw:custom-shape draw:style-name="gr4" draw:text-style-name="P6" xml:id="id3" draw:id="id3" draw:layer="layout" svg:width="7cm" svg:height="13.4cm" svg:x="4.5cm" svg:y="7.35cm">
          <text:p text:style-name="P3">READY</text:p>
          <text:p text:style-name="P3">(hmi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xml:id="id8" draw:id="id8" draw:layer="layout" svg:width="4cm" svg:height="1.5cm" svg:x="5.976cm" svg:y="10.5cm">
          <text:p text:style-name="P1">0, 1</text:p>
          <text:p text:style-name="P1">TEST_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9" draw:id="id9" draw:layer="layout" svg:width="4cm" svg:height="1.5cm" svg:x="5.976cm" svg:y="12.45cm">
          <text:p text:style-name="P1">10, 11, 12, 13</text:p>
          <text:p text:style-name="P1">write + check</text:p>
          <text:p text:style-name="P1">ZERO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0" draw:id="id10" draw:layer="layout" svg:width="4cm" svg:height="1.5cm" svg:x="5.976cm" svg:y="14.45cm">
          <text:p text:style-name="P1">20, 21, 22, 23</text:p>
          <text:p text:style-name="P1">write + check TST[n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1" draw:id="id11" draw:layer="layout" svg:width="4cm" svg:height="1.5cm" svg:x="5.976cm" svg:y="16.451cm">
          <text:p text:style-name="P1">30, 31, 32, 33</text:p>
          <text:p text:style-name="P8"><text:span text:style-name="T1">write + check</text:span></text:p>
          <text:p text:style-name="P8"><text:span text:style-name="T1">VALUES[n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2" draw:id="id12" draw:layer="layout" svg:width="4cm" svg:height="1.5cm" svg:x="5.976cm" svg:y="18.452cm">
          <text:p text:style-name="P1"><text:span text:style-name="T1">40, 41 42</text:span></text:p>
          <text:p text:style-name="P1"><text:span text:style-name="T1">STAT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7cm" svg:height="19cm" svg:x="13cm" svg:y="8cm">
          <text:p text:style-name="P3">TESTING</text:p>
          <text:p text:style-name="P3">(plc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1.5cm" svg:y1="14.05cm" svg:x2="14.025cm" svg:y2="10.782cm" draw:start-shape="id3" draw:start-glue-point="10" draw:end-shape="id4" draw:end-glue-point="5" svg:d="M11500 14050c1126 0-136-3268 2525-3268" svg:viewBox="0 0 2526 3269">
          <text:p/>
        </draw:connector>
        <draw:custom-shape draw:style-name="gr2" draw:text-style-name="P4" xml:id="id6" draw:id="id6" draw:layer="layout" svg:width="5cm" svg:height="2cm" svg:x="7.95cm" svg:y="26.55cm">
          <text:p text:style-name="P3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5cm" svg:height="2cm" svg:x="1.05cm" svg:y="20.1cm">
          <text:p text:style-name="P3">RESET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6.4cm" svg:y1="6.05cm" svg:x2="10.475cm" svg:y2="9.312cm" draw:start-shape="id2" draw:start-glue-point="8" draw:end-shape="id3" draw:end-glue-point="11" svg:d="M16400 6050c0 2175-1975 3262-5925 3262" svg:viewBox="0 0 5926 3263">
          <text:p/>
        </draw:connector>
        <draw:custom-shape draw:style-name="gr2" draw:text-style-name="P4" xml:id="id5" draw:id="id5" draw:layer="layout" svg:width="5cm" svg:height="2cm" svg:x="1.05cm" svg:y="4.05cm">
          <text:p text:style-name="P3">STOPP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3.55cm" svg:y1="4.05cm" svg:x2="8cm" svg:y2="2.5cm" draw:start-shape="id5" draw:start-glue-point="4" draw:end-shape="id1" draw:end-glue-point="6" svg:d="M3550 4050c0-1034 1483-1550 4450-1550" svg:viewBox="0 0 4451 1551">
          <text:p/>
        </draw:connector>
        <draw:connector draw:style-name="gr8" draw:text-style-name="P5" draw:layer="layout" draw:type="curve" svg:x1="5.525cm" svg:y1="9.312cm" svg:x2="3.55cm" svg:y2="6.05cm" draw:start-shape="id3" draw:start-glue-point="5" draw:end-shape="id5" draw:end-glue-point="8" svg:d="M5525 9312c-1317 0-1975-1087-1975-3262" svg:viewBox="0 0 1976 3263">
          <text:p/>
        </draw:connector>
        <draw:connector draw:style-name="gr9" draw:text-style-name="P5" draw:layer="layout" draw:type="curve" svg:x1="16.5cm" svg:y1="27cm" svg:x2="12.95cm" svg:y2="27.55cm" draw:start-shape="id4" draw:start-glue-point="8" draw:end-shape="id6" draw:end-glue-point="10" svg:d="M16500 27000c0 367-1183 550-3550 550" svg:viewBox="0 0 3551 551">
          <text:p/>
        </draw:connector>
        <draw:connector draw:style-name="gr10" draw:text-style-name="P5" draw:layer="layout" draw:type="curve" svg:x1="7.95cm" svg:y1="27.55cm" svg:x2="3.55cm" svg:y2="22.1cm" draw:start-shape="id6" draw:start-glue-point="6" draw:end-shape="id7" draw:end-glue-point="8" svg:d="M7950 27550c-2934 0-4400-1816-4400-5450" svg:viewBox="0 0 4401 5451">
          <text:p/>
        </draw:connector>
        <draw:connector draw:style-name="gr11" draw:text-style-name="P5" draw:layer="layout" draw:type="curve" svg:x1="3.55cm" svg:y1="20.1cm" svg:x2="4.5cm" svg:y2="14.05cm" draw:start-shape="id7" draw:start-glue-point="4" draw:end-shape="id3" draw:end-glue-point="6" svg:d="M3550 20100c0-4034 316-6050 950-6050" svg:viewBox="0 0 951 6051">
          <text:p/>
        </draw:connector>
        <draw:connector draw:style-name="gr12" draw:text-style-name="P10" draw:layer="layout" draw:type="curve" svg:x1="13cm" svg:y1="2.5cm" svg:x2="10.5cm" svg:y2="3.5cm" draw:start-shape="id1" draw:start-glue-point="10" draw:end-shape="id1" draw:end-glue-point="8" svg:d="M13000 2500c753 0 628 752-185 1190s-2315 563-2315-190" svg:viewBox="0 0 3001 1543"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</draw:connector>
        <draw:connector draw:style-name="gr13" draw:text-style-name="P10" draw:layer="layout" draw:type="curve" draw:line-skew="0cm -14.752cm" svg:x1="5.525cm" svg:y1="9.312cm" svg:x2="10.475cm" svg:y2="9.312cm" draw:start-shape="id3" draw:start-glue-point="5" draw:end-shape="id3" draw:end-glue-point="11" svg:d="M5525 9312c-2289 0-1526-2812 2475-2812 4002 0 4765 2812 2475 2812" svg:viewBox="0 0 7507 2813">
          <text:p text:style-name="P1"/>
        </draw:connector>
        <draw:connector draw:style-name="gr14" draw:text-style-name="P5" draw:layer="layout" draw:type="curve" svg:x1="7.976cm" svg:y1="12cm" svg:x2="7.976cm" svg:y2="12.45cm" draw:start-shape="id8" draw:start-glue-point="8" draw:end-shape="id9" draw:end-glue-point="4" svg:d="M7976 12000v450" svg:viewBox="0 0 1 451">
          <text:p/>
        </draw:connector>
        <draw:connector draw:style-name="gr15" draw:text-style-name="P5" draw:layer="layout" draw:type="curve" svg:x1="7.976cm" svg:y1="13.95cm" svg:x2="7.976cm" svg:y2="14.45cm" draw:start-shape="id9" draw:start-glue-point="8" draw:end-shape="id10" draw:end-glue-point="4" svg:d="M7976 13950v500" svg:viewBox="0 0 1 501">
          <text:p/>
        </draw:connector>
        <draw:connector draw:style-name="gr16" draw:text-style-name="P5" draw:layer="layout" draw:type="curve" svg:x1="7.976cm" svg:y1="15.95cm" svg:x2="7.976cm" svg:y2="16.451cm" draw:start-shape="id10" draw:start-glue-point="8" draw:end-shape="id11" draw:end-glue-point="4" svg:d="M7976 15950v501" svg:viewBox="0 0 1 502">
          <text:p/>
        </draw:connector>
        <draw:connector draw:style-name="gr17" draw:text-style-name="P5" draw:layer="layout" draw:type="curve" svg:x1="7.976cm" svg:y1="17.951cm" svg:x2="7.976cm" svg:y2="18.452cm" draw:start-shape="id11" draw:start-glue-point="8" draw:end-shape="id12" draw:end-glue-point="4" svg:d="M7976 17951v501" svg:viewBox="0 0 1 502">
          <text:p/>
        </draw:connector>
        <draw:custom-shape draw:style-name="gr18" draw:text-style-name="P11" xml:id="id13" draw:id="id13" draw:layer="layout" svg:width="4cm" svg:height="1.5cm" svg:x="14.6cm" svg:y="12.2cm">
          <text:p text:style-name="P1">0</text:p>
          <text:p text:style-name="P1">Clear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4" draw:id="id14" draw:layer="layout" svg:width="4cm" svg:height="1.5cm" svg:x="14.6cm" svg:y="14.2cm">
          <text:p text:style-name="P1">1</text:p>
          <text:p text:style-name="P1">WriteT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5" draw:id="id15" draw:layer="layout" svg:width="4cm" svg:height="1.5cm" svg:x="14.6cm" svg:y="16.15cm">
          <text:p text:style-name="P1">2</text:p>
          <text:p text:style-name="P1">Writ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6" draw:id="id16" draw:layer="layout" svg:width="5cm" svg:height="1.5cm" svg:x="14.1cm" svg:y="18.2cm">
          <text:p text:style-name="P1">3</text:p>
          <text:p text:style-name="P1">TEST_COMM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7" draw:id="id17" draw:layer="layout" svg:width="4.75cm" svg:height="1.5cm" svg:x="14.225cm" svg:y="20.282cm">
          <text:p text:style-name="P1">4, 5</text:p>
          <text:p text:style-name="P1">wait + Read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8" draw:id="id18" draw:layer="layout" svg:width="4cm" svg:height="1.5cm" svg:x="14.6cm" svg:y="22.299cm">
          <text:p text:style-name="P1">6</text:p>
          <text:p text:style-name="P1">Check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9" draw:id="id19" draw:layer="layout" svg:width="4cm" svg:height="1.5cm" svg:x="14.6cm" svg:y="24.3cm">
          <text:p text:style-name="P1">7, 8 ,9</text:p>
          <text:p text:style-name="P1">RESULT</text:p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16.6cm" svg:y1="13.7cm" svg:x2="16.6cm" svg:y2="14.2cm" draw:start-shape="id13" draw:start-glue-point="8" draw:end-shape="id14" draw:end-glue-point="4" svg:d="M16600 13700v500" svg:viewBox="0 0 1 501">
          <text:p/>
        </draw:connector>
        <draw:connector draw:style-name="gr22" draw:text-style-name="P5" draw:layer="layout" draw:type="curve" svg:x1="16.6cm" svg:y1="15.7cm" svg:x2="16.6cm" svg:y2="16.15cm" draw:start-shape="id14" draw:start-glue-point="8" draw:end-shape="id15" draw:end-glue-point="4" svg:d="M16600 15700v450" svg:viewBox="0 0 1 451">
          <text:p/>
        </draw:connector>
        <draw:connector draw:style-name="gr23" draw:text-style-name="P5" draw:layer="layout" draw:type="curve" svg:x1="16.6cm" svg:y1="19.7cm" svg:x2="16.6cm" svg:y2="20.282cm" draw:start-shape="id16" draw:start-glue-point="8" draw:end-shape="id17" draw:end-glue-point="4" svg:d="M16600 19700v582" svg:viewBox="0 0 1 583">
          <text:p/>
        </draw:connector>
        <draw:connector draw:style-name="gr24" draw:text-style-name="P5" xml:id="id20" draw:id="id20" draw:layer="layout" draw:type="curve" svg:x1="16.6cm" svg:y1="22.299cm" svg:x2="16.6cm" svg:y2="22.299cm" draw:start-shape="id18" draw:start-glue-point="4" draw:end-shape="id18" draw:end-glue-point="4" svg:d="M16600 22299z" svg:viewBox="0 0 1 1">
          <text:p/>
        </draw:connector>
        <draw:connector draw:style-name="gr25" draw:text-style-name="P5" draw:layer="layout" draw:type="curve" svg:x1="16.6cm" svg:y1="23.799cm" svg:x2="16.6cm" svg:y2="24.3cm" draw:start-shape="id18" draw:start-glue-point="8" draw:end-shape="id19" draw:end-glue-point="4" svg:d="M16600 23799v501" svg:viewBox="0 0 1 502">
          <text:p/>
        </draw:connector>
        <draw:connector draw:style-name="gr26" draw:text-style-name="P5" draw:layer="layout" draw:type="curve" svg:x1="16.6cm" svg:y1="17.65cm" svg:x2="16.6cm" svg:y2="18.2cm" draw:start-shape="id15" draw:start-glue-point="8" draw:end-shape="id16" draw:end-glue-point="4" svg:d="M16600 17650v550" svg:viewBox="0 0 1 551">
          <text:p/>
        </draw:connector>
        <draw:connector draw:style-name="gr27" draw:text-style-name="P5" xml:id="id21" draw:id="id21" draw:layer="layout" draw:type="curve" svg:x1="16.6cm" svg:y1="22.299cm" svg:x2="16.6cm" svg:y2="22.299cm" draw:start-shape="id20" draw:start-glue-point="0" draw:end-shape="id20" draw:end-glue-point="0" svg:d="M16600 22299z" svg:viewBox="0 0 1 1">
          <text:p/>
        </draw:connector>
        <draw:connector draw:style-name="gr28" draw:text-style-name="P5" draw:layer="layout" draw:type="curve" svg:x1="16.6cm" svg:y1="21.782cm" svg:x2="16.6cm" svg:y2="22.299cm" draw:start-shape="id17" draw:start-glue-point="8" draw:end-shape="id21" draw:end-glue-point="0" svg:d="M16600 21782v517" svg:viewBox="0 0 1 51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0" draw:display-name="Estremità linea 20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1T11:55:01.300511351</meta:creation-date>
    <dc:date>2021-12-21T13:55:46.740945181</dc:date>
    <meta:editing-duration>PT28M58S</meta:editing-duration>
    <meta:editing-cycles>5</meta:editing-cycles>
    <meta:generator>LibreOffice/7.2.4.1$Linux_X86_64 LibreOffice_project/27d75539669ac387bb498e35313b970b7fe9c4f9</meta:generator>
    <meta:document-statistic meta:object-count="42"/>
  </office:meta>
</office:document-meta>
</file>